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7346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405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34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22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Name</text:p>
          </table:table-cell>
          <table:table-cell table:style-name="ce4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UP</text:p>
          </table:table-cell>
          <table:table-cell table:style-name="ce17" office:value-type="string" calcext:value-type="string">
            <text:p>Price</text:p>
          </table:table-cell>
          <table:table-cell table:style-name="ce10" office:value-type="string" calcext:value-type="string">
            <text:p>Merchant</text:p>
          </table:table-cell>
          <table:table-cell table:style-name="ce23" office:value-type="string" calcext:value-type="string">
            <text:p>P#</text:p>
          </table:table-cell>
          <table:table-cell table:style-name="ce17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General</text:p>
          </table:table-cell>
          <table:covered-table-cell table:number-columns-repeated="3" table:style-name="ce11"/>
          <table:table-cell/>
          <table:table-cell table:style-name="ce19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13" office:value-type="string" calcext:value-type="string">
            <text:p>Assorted Screw Se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FOLIV 640PCS M3/M4/M5/M6 Phillips Drive Wood Screw Assortment Kit, 304 Stainless Steel Self Tapping Screws Assortment Set (Round Head and Flat Head)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USD" office:value="14" calcext:value-type="currency">
            <text:p>$14.00</text:p>
          </table:table-cell>
          <table:table-cell table:style-name="ce19" table:formula="of:=[.F4]*[.G4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640PCS-Phillips-Assortment-Stainless-Tapping/dp/B09B212JTN/ref=sr_1_19?crid=37A5N6KSS0HNM&amp;keywords=screw+set+assortment&amp;qid=1673886405&amp;sprefix=screw+set%2Caps%2C137&amp;sr=8-19" xlink:type="simple">https://www.amazon.com/640PCS-Phillips-Assortment-Stainless-Tapping/dp/B09B212JTN/ref=sr_1_19?crid=37A5N6KSS0HNM&amp;keywords=screw+set+assortment&amp;qid=1673886405&amp;sprefix=screw+set%2Caps%2C137&amp;sr=8-19</text:a>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13" office:value-type="string" calcext:value-type="string">
            <text:p>Nail Set – Nail Punch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RAFTSMAN Nail Set, 3-Piece Set (CMHT82541)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USD" office:value="10" calcext:value-type="currency">
            <text:p>$10.00</text:p>
          </table:table-cell>
          <table:table-cell table:style-name="ce19" table:formula="of:=[.F5]*[.G5]" office:value-type="currency" office:currency="USD" office:value="10" calcext:value-type="currency">
            <text:p>$1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7QG3ZV3Q/ref=ox_sc_act_title_1?smid=ATVPDKIKX0DER&amp;psc=1" xlink:type="simple">https://www.amazon.com/gp/product/B07QG3ZV3Q/ref=ox_sc_act_title_1?smid=ATVPDKIKX0DER&amp;psc=1</text:a> 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13" office:value-type="string" calcext:value-type="string">
            <text:p>Power strip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Digital Energy 25-FT 7 Outlet Metal Surge Protector Power Strip 14 AWG Extension Cord, 1350 Joules, Heavy Duty Workshop Mountable Built in Cord Management, Grey</text:p>
          </table:table-cell>
          <table:table-cell office:value-type="float" office:value="2" calcext:value-type="float">
            <text:p>2</text:p>
          </table:table-cell>
          <table:table-cell table:style-name="ce19" office:value-type="currency" office:currency="USD" office:value="39" calcext:value-type="currency">
            <text:p>$39.00</text:p>
          </table:table-cell>
          <table:table-cell table:style-name="ce19" table:formula="of:=[.F6]*[.G6]" office:value-type="currency" office:currency="USD" office:value="78" calcext:value-type="currency">
            <text:p>$78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igital-Energy-Protector-Extension-Management/dp/B08ZQLB978/ref=sr_1_6?crid=SSMEIWGMCKJZ&amp;keywords=heavy%2Bduty%2Bpower%2Bstrip%2B25%2Bft&amp;qid=1674144359&amp;sprefix=heavy%2Bduty%2Bpower%2Bstrip%2B25%2Bft%2Caps%2C120&amp;sr=8-6&amp;th=1" xlink:type="simple">https://www.amazon.com/Digital-Energy-Protector-Extension-Management/dp/B08ZQLB978/ref=sr_1_6?crid=SSMEIWGMCKJZ&amp;keywords=heavy%2Bduty%2Bpower%2Bstrip%2B25%2Bft&amp;qid=1674144359&amp;sprefix=heavy%2Bduty%2Bpower%2Bstrip%2B25%2Bft%2Caps%2C120&amp;sr=8-6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25" office:value-type="string" calcext:value-type="string" table:number-columns-spanned="4" table:number-rows-spanned="1">
            <text:p>Wires</text:p>
          </table:table-cell>
          <table:covered-table-cell table:style-name="ce33"/>
          <table:covered-table-cell table:style-name="ce27"/>
          <table:covered-table-cell table:style-name="ce35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5" office:value-type="string" calcext:value-type="string" table:number-columns-spanned="4" table:number-rows-spanned="1">
            <text:p>Lighting</text:p>
          </table:table-cell>
          <table:covered-table-cell table:style-name="ce33"/>
          <table:covered-table-cell table:style-name="ce27"/>
          <table:covered-table-cell table:style-name="ce35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5" office:value-type="string" calcext:value-type="string" table:number-columns-spanned="4" table:number-rows-spanned="1">
            <text:p>Controller</text:p>
          </table:table-cell>
          <table:covered-table-cell table:style-name="ce35"/>
          <table:covered-table-cell table:style-name="ce25"/>
          <table:covered-table-cell table:style-name="ce35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 office:value-type="string" calcext:value-type="string">
            <text:p>UR5 GPIO Breakout</text:p>
          </table:table-cell>
          <table:table-cell table:style-name="ce27"/>
          <table:table-cell table:style-name="ce34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 table:number-rows-repeated="3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5" office:value-type="string" calcext:value-type="string" table:number-columns-spanned="4" table:number-rows-spanned="1">
            <text:p>Fabric – Samples</text:p>
          </table:table-cell>
          <table:covered-table-cell table:style-name="ce33"/>
          <table:covered-table-cell table:style-name="ce25"/>
          <table:covered-table-cell table:style-name="ce35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 office:value-type="string" calcext:value-type="string">
            <text:p>Black Fabric</text:p>
          </table:table-cell>
          <table:table-cell table:style-name="ce27"/>
          <table:table-cell table:style-name="ce34"/>
          <table:table-cell table:style-name="ce2"/>
          <table:table-cell table:style-name="ce20" table:number-columns-repeated="2"/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19]*[.F19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0]*[.F20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1]*[.F21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2]*[.F22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3]*[.F23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4]*[.F24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27"/>
          <table:table-cell table:style-name="ce33"/>
          <table:table-cell table:style-name="ce27"/>
          <table:table-cell table:style-name="ce34"/>
          <table:table-cell table:style-name="ce2"/>
          <table:table-cell table:style-name="ce20"/>
          <table:table-cell table:style-name="ce20" table:formula="of:=[.G25]*[.F25]" office:value-type="currency" office:currency="USD" office:value="0" calcext:value-type="currency">
            <text:p>$0.00</text:p>
          </table:table-cell>
          <table:table-cell table:style-name="ce34"/>
          <table:table-cell table:style-name="ce24"/>
          <table:table-cell table:style-name="ce2" table:number-columns-repeated="1012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8" office:value-type="string" calcext:value-type="string">
            <text:p><text:s text:c="2"/></text:p>
          </table:table-cell>
          <table:table-cell table:style-name="ce15"/>
          <table:table-cell table:style-name="ce18"/>
          <table:table-cell table:style-name="ce18" office:value-type="string" calcext:value-type="string">
            <text:p>Total</text:p>
          </table:table-cell>
          <table:table-cell table:style-name="ce21" table:formula="of:=SUM([.H4:.H25])" office:value-type="currency" office:currency="USD" office:value="102" calcext:value-type="currency">
            <text:p>$102.00</text:p>
          </table:table-cell>
          <table:table-cell table:style-name="ce15"/>
          <table:table-cell table:style-name="ce26"/>
          <table:table-cell table:style-name="ce18"/>
          <table:table-cell table:style-name="ce2" table:number-columns-repeated="1011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0:07:51.022566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</meta:creation-date>
    <dc:language>en-US</dc:language>
    <dc:date>2023-01-19T10:17:03.534300534</dc:date>
    <meta:editing-cycles>17</meta:editing-cycles>
    <meta:editing-duration>PT20H51M12S</meta:editing-duration>
    <meta:generator>LibreOffice/6.4.7.2$Linux_X86_64 LibreOffice_project/40$Build-2</meta:generator>
    <meta:document-statistic meta:table-count="1" meta:cell-count="50" meta:object-count="0"/>
  </office:meta>
</office:document-meta>
</file>